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7f848e" style:font-name="Droid Sans Mono" fo:font-size="13.5pt" fo:font-style="italic" fo:font-weight="bold" fo:background-color="#282c34"/>
    </style:style>
    <style:style style:name="P2" style:family="paragraph" style:parent-style-name="Standard">
      <style:paragraph-properties style:line-height-at-least="0.635cm"/>
    </style:style>
    <style:style style:name="P3" style:family="paragraph" style:parent-style-name="Standard">
      <style:text-properties style:use-window-font-color="true" style:font-name="Droid Sans Mono" fo:font-size="13.5pt" fo:font-style="italic" fo:font-weight="bold" fo:background-color="#282c34"/>
    </style:style>
    <style:style style:name="P4" style:family="paragraph" style:parent-style-name="normal">
      <style:text-properties fo:font-size="16pt" fo:font-weight="bold" style:font-size-asian="16pt" style:font-weight-asian="bold" style:font-size-complex="16pt"/>
    </style:style>
    <style:style style:name="P5" style:family="paragraph" style:parent-style-name="normal">
      <style:text-properties fo:font-weight="bold" style:font-weight-asian="bold"/>
    </style:style>
    <style:style style:name="P6" style:family="paragraph" style:parent-style-name="normal">
      <style:text-properties fo:font-weight="normal" style:font-weight-asian="normal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8" style:family="paragraph" style:parent-style-name="normal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P9" style:family="paragraph" style:parent-style-name="normal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fo:background-color="transparent" style:font-name-asian="Liberation Mono1" style:font-size-asian="10pt" style:font-style-asian="normal" style:font-weight-asian="normal" style:font-name-complex="Liberation Mono1" style:font-size-complex="10pt"/>
    </style:style>
    <style:style style:name="P10" style:family="paragraph" style:parent-style-name="normal" style:master-page-name="Standard">
      <style:paragraph-properties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" fo:font-size="10.5pt" fo:font-style="normal" style:text-underline-style="none" fo:font-weight="normal" fo:background-color="transparent" loext:char-shading-value="0" style:font-name-asian="Courier1" style:font-size-asian="10.5pt" style:font-style-asian="normal" style:font-weight-asian="normal" style:font-name-complex="Courier1" style:font-size-complex="10.5pt"/>
    </style:style>
    <style:style style:name="T7" style:family="text">
      <style:text-properties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Program 9 :</text:span></text:p>
      <text:p text:style-name="P4"/>
      <text:p text:style-name="normal"><text:span text:style-name="T1">Write a C program to implement Hashing using Linear probing. Implement insertion, deletion, search and display.</text:span></text:p>
      <text:p text:style-name="P5"/>
      <text:p text:style-name="normal"><text:span text:style-name="T2">Program :</text:span></text:p>
      <text:p text:style-name="normal"><text:span text:style-name="T2"/></text:p>
      <text:p text:style-name="normal"><text:span text:style-name="T2"/></text:p>
      <text:p text:style-name="normal"><text:span text:style-name="T2"/></text:p>
      <text:p text:style-name="normal"><text:span text:style-name="T2"/></text:p>
      <text:p text:style-name="P3">// for quadratic probing for(int j = index +1,i=1; i &lt; max ;j = (index+i*i)%max,i++)</text:p>
      <text:p text:style-name="P3">// for linear probing for(i = index+1; i%max != index; i =(i+1)%max )</text:p>
      <text:p text:style-name="P3">// for double hashing :</text:p>
      <text:p text:style-name="P3"/>
      <text:p text:style-name="P3">// id2 = hash2(HT, key);</text:p>
      <text:p text:style-name="P3">// i = 1; </text:p>
      <text:p text:style-name="P3">// for (int j = index + i * id2; i &lt; max; i++)</text:p>
      <text:p text:style-name="P3">// {</text:p>
      <text:p text:style-name="P3">// j = (index + i * id2) % 10;</text:p>
      <text:p text:style-name="P3">// if (HT[j] == -1)</text:p>
      <text:p text:style-name="P3">// {</text:p>
      <text:p text:style-name="P3">// HT[j] = key;</text:p>
      <text:p text:style-name="P3">// printf("\nSuccesful Insertion");</text:p>
      <text:p text:style-name="P3">// return;</text:p>
      <text:p text:style-name="P3">// }</text:p>
      <text:p text:style-name="P3">// }</text:p>
      <text:p text:style-name="normal"><text:span text:style-name="T2"/></text:p>
      <text:p text:style-name="normal"/>
      <text:p text:style-name="normal"/>
      <text:p text:style-name="normal"><text:span text:style-name="T3">#include&lt;stdio.h&gt;</text:span></text:p>
      <text:p text:style-name="normal"><text:span text:style-name="T3">#define max 10</text:span></text:p>
      <text:p text:style-name="P6"/>
      <text:p text:style-name="normal"><text:span text:style-name="T3">int hash(int HT[ ], int key)</text:span></text:p>
      <text:p text:style-name="normal"><text:span text:style-name="T3"><text:s text:c="2"/>{</text:span></text:p>
      <text:p text:style-name="normal"><text:span text:style-name="T3"><text:tab/>return ( key%10);</text:span></text:p>
      <text:p text:style-name="normal"><text:span text:style-name="T3"><text:s text:c="2"/>}</text:span></text:p>
      <text:p text:style-name="P6"/>
      <text:p text:style-name="normal"><text:span text:style-name="T3"><text:s/>void display(int HT[])</text:span></text:p>
      <text:p text:style-name="normal"><text:span text:style-name="T3">{</text:span></text:p>
      <text:p text:style-name="normal"><text:span text:style-name="T3">int i;</text:span></text:p>
      <text:p text:style-name="normal"><text:span text:style-name="T3"><text:tab/>printf("HASH TABLE : \n");</text:span></text:p>
      <text:p text:style-name="normal"><text:span text:style-name="T3"><text:tab/>for(i=0;i&lt;max;i++)</text:span></text:p>
      <text:p text:style-name="normal"><text:span text:style-name="T3"><text:tab/>printf("\n%d-&gt;%d", i, HT[i]);</text:span></text:p>
      <text:p text:style-name="normal"><text:span text:style-name="T3">}</text:span></text:p>
      <text:p text:style-name="P6"/>
      <text:p text:style-name="normal"><text:span text:style-name="T3">void insert_LinerProbing(int HT[ ],int key)</text:span></text:p>
      <text:p text:style-name="normal"><text:soft-page-break/><text:span text:style-name="T3">{</text:span></text:p>
      <text:p text:style-name="normal"><text:span text:style-name="T3"><text:s text:c="4"/>int index,i;</text:span></text:p>
      <text:p text:style-name="normal"><text:span text:style-name="T3"><text:s text:c="4"/>index = hash(HT,key);</text:span></text:p>
      <text:p text:style-name="normal"><text:span text:style-name="T3"><text:s text:c="4"/>if(HT[index] ==-1)</text:span></text:p>
      <text:p text:style-name="normal"><text:span text:style-name="T3"><text:s text:c="4"/>{</text:span></text:p>
      <text:p text:style-name="normal"><text:span text:style-name="T3"><text:s text:c="9"/>HT[index] =key;</text:span></text:p>
      <text:p text:style-name="normal"><text:span text:style-name="T3"><text:s text:c="9"/>printf("\nSuccesful Insertion");</text:span></text:p>
      <text:p text:style-name="normal"><text:span text:style-name="T3"><text:s text:c="9"/>return;</text:span></text:p>
      <text:p text:style-name="normal"><text:span text:style-name="T3"><text:s text:c="4"/>}</text:span></text:p>
      <text:p text:style-name="P6"/>
      <text:p text:style-name="normal"><text:span text:style-name="T3"><text:s text:c="4"/>for(i=index+1; i&lt;max;i++)</text:span></text:p>
      <text:p text:style-name="normal"><text:span text:style-name="T3"><text:s text:c="4"/>{</text:span></text:p>
      <text:p text:style-name="normal"><text:span text:style-name="T3"><text:tab/><text:tab/> if(HT[i] <text:s/>== -1)</text:span></text:p>
      <text:p text:style-name="normal"><text:span text:style-name="T3"><text:tab/><text:tab/> <text:s/>{</text:span></text:p>
      <text:p text:style-name="normal"><text:span text:style-name="T3"><text:tab/><text:tab/><text:tab/>HT[i] =key;</text:span></text:p>
      <text:p text:style-name="normal"><text:span text:style-name="T3"><text:s text:c="24"/>printf("\nSuccesful Insertion");</text:span></text:p>
      <text:p text:style-name="normal"><text:span text:style-name="T3"><text:s text:c="24"/>return;</text:span></text:p>
      <text:p text:style-name="normal"><text:span text:style-name="T3"><text:tab/><text:tab/> <text:s/>}</text:span></text:p>
      <text:p text:style-name="normal"><text:span text:style-name="T3"><text:s text:c="5"/>}</text:span></text:p>
      <text:p text:style-name="P6"/>
      <text:p text:style-name="normal"><text:span text:style-name="T3"><text:s text:c="4"/>for(i=0;i&lt;index ;i++)</text:span></text:p>
      <text:p text:style-name="normal"><text:span text:style-name="T3"><text:s text:c="4"/>{</text:span></text:p>
      <text:p text:style-name="normal"><text:span text:style-name="T3"><text:tab/><text:tab/> if(HT[i] <text:s/>== -1)</text:span></text:p>
      <text:p text:style-name="normal"><text:span text:style-name="T3"><text:tab/><text:tab/> <text:s/>{</text:span></text:p>
      <text:p text:style-name="normal"><text:span text:style-name="T3"><text:tab/><text:tab/><text:tab/>HT[i] =key;</text:span></text:p>
      <text:p text:style-name="normal"><text:span text:style-name="T3"><text:s text:c="24"/>printf("\nSuccesful Insertion");</text:span></text:p>
      <text:p text:style-name="normal"><text:span text:style-name="T3"><text:s text:c="24"/>return;</text:span></text:p>
      <text:p text:style-name="normal"><text:span text:style-name="T3"><text:tab/><text:tab/> <text:s/>}</text:span></text:p>
      <text:p text:style-name="normal"><text:span text:style-name="T3"><text:s text:c="5"/>}</text:span></text:p>
      <text:p text:style-name="P6"/>
      <text:p text:style-name="normal"><text:span text:style-name="T3"><text:s text:c="4"/>printf("\nUnsuccessful Insertion : Hash Table is FULL");</text:span></text:p>
      <text:p text:style-name="normal"><text:span text:style-name="T3">}</text:span></text:p>
      <text:p text:style-name="normal"><text:span text:style-name="T3">void Delete_LinerProbing(int HT[ ],int key)</text:span></text:p>
      <text:p text:style-name="normal"><text:span text:style-name="T3">{</text:span></text:p>
      <text:p text:style-name="normal"><text:span text:style-name="T3"><text:s text:c="4"/>int index,i;</text:span></text:p>
      <text:p text:style-name="normal"><text:span text:style-name="T3"><text:s text:c="4"/>index = hash(HT,key);</text:span></text:p>
      <text:p text:style-name="normal"><text:span text:style-name="T3"><text:s text:c="4"/>if(HT[index] ==key)</text:span></text:p>
      <text:p text:style-name="normal"><text:span text:style-name="T3"><text:s text:c="4"/>{</text:span></text:p>
      <text:p text:style-name="normal"><text:span text:style-name="T3"><text:s text:c="9"/>HT[index] =-1;</text:span></text:p>
      <text:p text:style-name="normal"><text:span text:style-name="T3"><text:s text:c="9"/>printf("\nSuccesful Deletion");</text:span></text:p>
      <text:p text:style-name="normal"><text:span text:style-name="T3"><text:s text:c="9"/>return;</text:span></text:p>
      <text:p text:style-name="normal"><text:span text:style-name="T3"><text:s text:c="4"/>}</text:span></text:p>
      <text:p text:style-name="P6"/>
      <text:p text:style-name="P6"/>
      <text:p text:style-name="normal"><text:span text:style-name="T3"><text:s text:c="4"/>for(i=index+1; i&lt;max;i++)</text:span></text:p>
      <text:p text:style-name="normal"><text:span text:style-name="T3"><text:s text:c="4"/>{</text:span></text:p>
      <text:p text:style-name="normal"><text:span text:style-name="T3"><text:tab/><text:tab/> if(HT[i] <text:s/>== key)</text:span></text:p>
      <text:p text:style-name="normal"><text:span text:style-name="T3"><text:tab/><text:tab/> <text:s/>{</text:span></text:p>
      <text:p text:style-name="normal"><text:span text:style-name="T3"><text:tab/><text:tab/><text:tab/>HT[i] =-1;</text:span></text:p>
      <text:p text:style-name="normal"><text:span text:style-name="T3"><text:s text:c="24"/>printf("\nSuccesful Deletion");</text:span></text:p>
      <text:p text:style-name="normal"><text:span text:style-name="T3"><text:s text:c="24"/>return;</text:span></text:p>
      <text:p text:style-name="normal"><text:span text:style-name="T3"><text:tab/><text:tab/> <text:s/>}</text:span></text:p>
      <text:p text:style-name="normal"><text:soft-page-break/><text:span text:style-name="T3"><text:s text:c="5"/>}</text:span></text:p>
      <text:p text:style-name="P6"/>
      <text:p text:style-name="normal"><text:span text:style-name="T3"><text:s text:c="4"/>for(i=0;i&lt;index ;i++)</text:span></text:p>
      <text:p text:style-name="normal"><text:span text:style-name="T3"><text:s text:c="4"/>{</text:span></text:p>
      <text:p text:style-name="normal"><text:span text:style-name="T3"><text:tab/><text:tab/> if(HT[i] <text:s/>== key)</text:span></text:p>
      <text:p text:style-name="normal"><text:span text:style-name="T3"><text:tab/><text:tab/> <text:s/>{</text:span></text:p>
      <text:p text:style-name="normal"><text:span text:style-name="T3"><text:tab/><text:tab/><text:tab/>HT[i] =-1;</text:span></text:p>
      <text:p text:style-name="normal"><text:span text:style-name="T3"><text:s text:c="24"/>printf("\nSuccesful Deletion");</text:span></text:p>
      <text:p text:style-name="normal"><text:span text:style-name="T3"><text:s text:c="24"/>return;</text:span></text:p>
      <text:p text:style-name="normal"><text:span text:style-name="T3"><text:tab/><text:tab/> <text:s/>}</text:span></text:p>
      <text:p text:style-name="normal"><text:span text:style-name="T3"><text:s text:c="5"/>}</text:span></text:p>
      <text:p text:style-name="P6"/>
      <text:p text:style-name="normal"><text:span text:style-name="T3"><text:s text:c="4"/>printf("\nUnsuccessful Deletion: Key Not Found");</text:span></text:p>
      <text:p text:style-name="normal"><text:span text:style-name="T3">}</text:span></text:p>
      <text:p text:style-name="normal"><text:span text:style-name="T3">void main()</text:span></text:p>
      <text:p text:style-name="normal"><text:span text:style-name="T3"><text:s/>{</text:span></text:p>
      <text:p text:style-name="normal"><text:span text:style-name="T3"><text:tab/>int HT[max]; // hash table</text:span></text:p>
      <text:p text:style-name="normal"><text:span text:style-name="T3"><text:s text:c="8"/>int <text:s text:c="2"/>key,i,choice;</text:span></text:p>
      <text:p text:style-name="P6"/>
      <text:p text:style-name="normal"><text:span text:style-name="T3"><text:tab/>printf("\n hash table\n");</text:span></text:p>
      <text:p text:style-name="normal"><text:span text:style-name="T3"><text:tab/>for(i=0;i&lt;max;i++)</text:span></text:p>
      <text:p text:style-name="normal"><text:span text:style-name="T3"><text:tab/>HT[i] = -1;</text:span></text:p>
      <text:p text:style-name="P6"/>
      <text:p text:style-name="normal"><text:span text:style-name="T3"><text:s text:c="8"/>while(1)</text:span></text:p>
      <text:p text:style-name="normal"><text:span text:style-name="T3"><text:s text:c="8"/>{</text:span></text:p>
      <text:p text:style-name="normal"><text:span text:style-name="T3"><text:s text:c="10"/>printf("\nEnter the choice \n1 : insert \n2 : delete\n3 : display\n4 : exit\n");</text:span></text:p>
      <text:p text:style-name="normal"><text:span text:style-name="T3"><text:s text:c="10"/>scanf("%d",&amp;choice);</text:span></text:p>
      <text:p text:style-name="normal"><text:span text:style-name="T3"><text:s text:c="10"/>switch(choice)</text:span></text:p>
      <text:p text:style-name="normal"><text:span text:style-name="T3"><text:s text:c="10"/>{</text:span></text:p>
      <text:p text:style-name="normal"><text:span text:style-name="T3"><text:s text:c="10"/>case 1: printf("\nEnter the key to be inserted <text:s/>:");</text:span></text:p>
      <text:p text:style-name="normal"><text:span text:style-name="T3"><text:s text:c="18"/>scanf("%d",&amp;key);</text:span></text:p>
      <text:p text:style-name="normal"><text:span text:style-name="T3"><text:s text:c="18"/>insert_LinerProbing(HT,key);</text:span></text:p>
      <text:p text:style-name="normal"><text:span text:style-name="T3"><text:s text:c="18"/>break;</text:span></text:p>
      <text:p text:style-name="normal"><text:span text:style-name="T3"><text:s text:c="10"/>case 2: printf("\nEnter the key to be deleted <text:s/>:");</text:span></text:p>
      <text:p text:style-name="normal"><text:span text:style-name="T3"><text:s text:c="18"/>scanf("%d",&amp;key);</text:span></text:p>
      <text:p text:style-name="normal"><text:span text:style-name="T3"><text:s text:c="18"/>Delete_LinerProbing(HT,key);</text:span></text:p>
      <text:p text:style-name="normal"><text:span text:style-name="T3"><text:s text:c="18"/>break;</text:span></text:p>
      <text:p text:style-name="normal"><text:span text:style-name="T3"><text:s text:c="9"/>case 3: <text:s/>display(HT);</text:span></text:p>
      <text:p text:style-name="normal"><text:span text:style-name="T3"><text:s text:c="18"/>break;</text:span></text:p>
      <text:p text:style-name="normal"><text:span text:style-name="T3"><text:s text:c="9"/>default:exit(0);</text:span></text:p>
      <text:p text:style-name="normal"><text:span text:style-name="T3"><text:s text:c="10"/>}</text:span></text:p>
      <text:p text:style-name="P6"/>
      <text:p text:style-name="P6"/>
      <text:p text:style-name="normal"><text:span text:style-name="T3"><text:s text:c="7"/>}</text:span></text:p>
      <text:p text:style-name="P6"/>
      <text:p text:style-name="normal"><text:span text:style-name="T3"><text:s/>}</text:span></text:p>
      <text:p text:style-name="normal"/>
      <text:p text:style-name="normal"/>
      <text:p text:style-name="normal"><text:span text:style-name="T4">OUTPUTS :</text:span></text:p>
      <text:p text:style-name="P5"/>
      <text:p text:style-name="P5"/>
      <text:p text:style-name="normal"><text:span text:style-name="T5">OUTPUT 1 :</text:span></text:p>
      <text:p text:style-name="P6"><text:soft-page-break/></text:p>
      <text:p text:style-name="normal"><text:span text:style-name="T3"><text:s/>hash table</text:span></text:p>
      <text:p text:style-name="P6"/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10</text:span></text:p>
      <text:p text:style-name="P6"/>
      <text:p text:style-name="normal"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20</text:span></text:p>
      <text:p text:style-name="P6"/>
      <text:p text:style-name="normal"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30</text:span></text:p>
      <text:p text:style-name="P6"/>
      <text:p text:style-name="normal"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70</text:span></text:p>
      <text:p text:style-name="P6"/>
      <text:p text:style-name="normal"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80</text:span></text:p>
      <text:p text:style-name="P6"/>
      <text:p text:style-name="normal"><text:soft-page-break/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90</text:span></text:p>
      <text:p text:style-name="P6"/>
      <text:p text:style-name="normal"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3</text:span></text:p>
      <text:p text:style-name="normal"><text:span text:style-name="T3">HASH TABLE : </text:span></text:p>
      <text:p text:style-name="P6"/>
      <text:p text:style-name="normal"><text:span text:style-name="T3">0-&gt;10</text:span></text:p>
      <text:p text:style-name="normal"><text:span text:style-name="T3">1-&gt;20</text:span></text:p>
      <text:p text:style-name="normal"><text:span text:style-name="T3">2-&gt;30</text:span></text:p>
      <text:p text:style-name="normal"><text:span text:style-name="T3">3-&gt;70</text:span></text:p>
      <text:p text:style-name="normal"><text:span text:style-name="T3">4-&gt;80</text:span></text:p>
      <text:p text:style-name="normal"><text:span text:style-name="T3">5-&gt;90</text:span></text:p>
      <text:p text:style-name="normal"><text:span text:style-name="T3">6-&gt;-1</text:span></text:p>
      <text:p text:style-name="normal"><text:span text:style-name="T3">7-&gt;-1</text:span></text:p>
      <text:p text:style-name="normal"><text:span text:style-name="T3">8-&gt;-1</text:span></text:p>
      <text:p text:style-name="normal"><text:span text:style-name="T3">9-&gt;-1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90</text:span></text:p>
      <text:p text:style-name="P6"/>
      <text:p text:style-name="normal"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3</text:span></text:p>
      <text:p text:style-name="normal"><text:span text:style-name="T3">HASH TABLE : </text:span></text:p>
      <text:p text:style-name="P6"/>
      <text:p text:style-name="normal"><text:span text:style-name="T3">0-&gt;10</text:span></text:p>
      <text:p text:style-name="normal"><text:span text:style-name="T3">1-&gt;20</text:span></text:p>
      <text:p text:style-name="normal"><text:span text:style-name="T3">2-&gt;30</text:span></text:p>
      <text:p text:style-name="normal"><text:span text:style-name="T3">3-&gt;70</text:span></text:p>
      <text:p text:style-name="normal"><text:span text:style-name="T3">4-&gt;80</text:span></text:p>
      <text:p text:style-name="normal"><text:soft-page-break/><text:span text:style-name="T3">5-&gt;90</text:span></text:p>
      <text:p text:style-name="normal"><text:span text:style-name="T3">6-&gt;90</text:span></text:p>
      <text:p text:style-name="normal"><text:span text:style-name="T3">7-&gt;-1</text:span></text:p>
      <text:p text:style-name="normal"><text:span text:style-name="T3">8-&gt;-1</text:span></text:p>
      <text:p text:style-name="normal"><text:span text:style-name="T3">9-&gt;-1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2</text:span></text:p>
      <text:p text:style-name="P6"/>
      <text:p text:style-name="normal"><text:span text:style-name="T3">Enter the key to be deleted <text:s/>:90</text:span></text:p>
      <text:p text:style-name="P6"/>
      <text:p text:style-name="normal"><text:span text:style-name="T3">Succesful Dele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3</text:span></text:p>
      <text:p text:style-name="normal"><text:span text:style-name="T3">HASH TABLE : </text:span></text:p>
      <text:p text:style-name="P6"/>
      <text:p text:style-name="normal"><text:span text:style-name="T3">0-&gt;10</text:span></text:p>
      <text:p text:style-name="normal"><text:span text:style-name="T3">1-&gt;20</text:span></text:p>
      <text:p text:style-name="normal"><text:span text:style-name="T3">2-&gt;30</text:span></text:p>
      <text:p text:style-name="normal"><text:span text:style-name="T3">3-&gt;70</text:span></text:p>
      <text:p text:style-name="normal"><text:span text:style-name="T3">4-&gt;80</text:span></text:p>
      <text:p text:style-name="normal"><text:span text:style-name="T3">5-&gt;-1</text:span></text:p>
      <text:p text:style-name="normal"><text:span text:style-name="T3">6-&gt;90</text:span></text:p>
      <text:p text:style-name="normal"><text:span text:style-name="T3">7-&gt;-1</text:span></text:p>
      <text:p text:style-name="normal"><text:span text:style-name="T3">8-&gt;-1</text:span></text:p>
      <text:p text:style-name="normal"><text:span text:style-name="T3">9-&gt;-1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2</text:span></text:p>
      <text:p text:style-name="P6"/>
      <text:p text:style-name="normal"><text:span text:style-name="T3">Enter the key to be deleted <text:s/>:20</text:span></text:p>
      <text:p text:style-name="P6"/>
      <text:p text:style-name="normal"><text:span text:style-name="T3">Succesful Dele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2</text:span></text:p>
      <text:p text:style-name="P6"/>
      <text:p text:style-name="normal"><text:span text:style-name="T3">Enter the key to be deleted <text:s/>:70</text:span></text:p>
      <text:p text:style-name="P6"/>
      <text:p text:style-name="normal"><text:soft-page-break/><text:span text:style-name="T3">Succesful Dele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3</text:span></text:p>
      <text:p text:style-name="normal"><text:span text:style-name="T3">HASH TABLE : </text:span></text:p>
      <text:p text:style-name="P6"/>
      <text:p text:style-name="normal"><text:span text:style-name="T3">0-&gt;10</text:span></text:p>
      <text:p text:style-name="normal"><text:span text:style-name="T3">1-&gt;-1</text:span></text:p>
      <text:p text:style-name="normal"><text:span text:style-name="T3">2-&gt;30</text:span></text:p>
      <text:p text:style-name="normal"><text:span text:style-name="T3">3-&gt;-1</text:span></text:p>
      <text:p text:style-name="normal"><text:span text:style-name="T3">4-&gt;80</text:span></text:p>
      <text:p text:style-name="normal"><text:span text:style-name="T3">5-&gt;-1</text:span></text:p>
      <text:p text:style-name="normal"><text:span text:style-name="T3">6-&gt;90</text:span></text:p>
      <text:p text:style-name="normal"><text:span text:style-name="T3">7-&gt;-1</text:span></text:p>
      <text:p text:style-name="normal"><text:span text:style-name="T3">8-&gt;-1</text:span></text:p>
      <text:p text:style-name="normal"><text:span text:style-name="T3">9-&gt;-1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4</text:span></text:p>
      <text:p text:style-name="P6"/>
      <text:p text:style-name="P6"/>
      <text:p text:style-name="normal"><text:span text:style-name="T5">OUTPUT 2 :</text:span></text:p>
      <text:p text:style-name="P5"/>
      <text:p text:style-name="normal"><text:span text:style-name="T3"><text:s/>hash table</text:span></text:p>
      <text:p text:style-name="P6"/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2</text:span></text:p>
      <text:p text:style-name="P6"/>
      <text:p text:style-name="normal"><text:span text:style-name="T3">Enter the key to be deleted <text:s/>:10</text:span></text:p>
      <text:p text:style-name="P6"/>
      <text:p text:style-name="normal"><text:span text:style-name="T3">Unsuccessful Deletion: Key Not Found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3</text:span></text:p>
      <text:p text:style-name="normal"><text:span text:style-name="T3">HASH TABLE : </text:span></text:p>
      <text:p text:style-name="P6"/>
      <text:p text:style-name="normal"><text:span text:style-name="T3">0-&gt;-1</text:span></text:p>
      <text:p text:style-name="normal"><text:span text:style-name="T3">1-&gt;-1</text:span></text:p>
      <text:p text:style-name="normal"><text:span text:style-name="T3">2-&gt;-1</text:span></text:p>
      <text:p text:style-name="normal"><text:soft-page-break/><text:span text:style-name="T3">3-&gt;-1</text:span></text:p>
      <text:p text:style-name="normal"><text:span text:style-name="T3">4-&gt;-1</text:span></text:p>
      <text:p text:style-name="normal"><text:span text:style-name="T3">5-&gt;-1</text:span></text:p>
      <text:p text:style-name="normal"><text:span text:style-name="T3">6-&gt;-1</text:span></text:p>
      <text:p text:style-name="normal"><text:span text:style-name="T3">7-&gt;-1</text:span></text:p>
      <text:p text:style-name="normal"><text:span text:style-name="T3">8-&gt;-1</text:span></text:p>
      <text:p text:style-name="normal"><text:span text:style-name="T3">9-&gt;-1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10</text:span></text:p>
      <text:p text:style-name="P6"/>
      <text:p text:style-name="normal"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20</text:span></text:p>
      <text:p text:style-name="P6"/>
      <text:p text:style-name="normal"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1</text:span></text:p>
      <text:p text:style-name="P6"/>
      <text:p text:style-name="normal"><text:span text:style-name="T3">Enter the key to be inserted <text:s/>:1000</text:span></text:p>
      <text:p text:style-name="P6"/>
      <text:p text:style-name="normal"><text:span text:style-name="T3">Succesful Inser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3</text:span></text:p>
      <text:p text:style-name="normal"><text:span text:style-name="T3">HASH TABLE : </text:span></text:p>
      <text:p text:style-name="P6"/>
      <text:p text:style-name="normal"><text:span text:style-name="T3">0-&gt;10</text:span></text:p>
      <text:p text:style-name="normal"><text:span text:style-name="T3">1-&gt;20</text:span></text:p>
      <text:p text:style-name="normal"><text:span text:style-name="T3">2-&gt;1000</text:span></text:p>
      <text:p text:style-name="normal"><text:span text:style-name="T3">3-&gt;-1</text:span></text:p>
      <text:p text:style-name="normal"><text:span text:style-name="T3">4-&gt;-1</text:span></text:p>
      <text:p text:style-name="normal"><text:span text:style-name="T3">5-&gt;-1</text:span></text:p>
      <text:p text:style-name="normal"><text:span text:style-name="T3">6-&gt;-1</text:span></text:p>
      <text:p text:style-name="normal"><text:soft-page-break/><text:span text:style-name="T3">7-&gt;-1</text:span></text:p>
      <text:p text:style-name="normal"><text:span text:style-name="T3">8-&gt;-1</text:span></text:p>
      <text:p text:style-name="normal"><text:span text:style-name="T3">9-&gt;-1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2</text:span></text:p>
      <text:p text:style-name="P6"/>
      <text:p text:style-name="normal"><text:span text:style-name="T3">Enter the key to be deleted <text:s/>:20</text:span></text:p>
      <text:p text:style-name="P6"/>
      <text:p text:style-name="normal"><text:span text:style-name="T3">Succesful Dele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2</text:span></text:p>
      <text:p text:style-name="P6"/>
      <text:p text:style-name="normal"><text:span text:style-name="T3">Enter the key to be deleted <text:s/>:1000</text:span></text:p>
      <text:p text:style-name="P6"/>
      <text:p text:style-name="normal"><text:span text:style-name="T3">Succesful Deletion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3</text:span></text:p>
      <text:p text:style-name="normal"><text:span text:style-name="T3">HASH TABLE : </text:span></text:p>
      <text:p text:style-name="P6"/>
      <text:p text:style-name="normal"><text:span text:style-name="T3">0-&gt;10</text:span></text:p>
      <text:p text:style-name="normal"><text:span text:style-name="T3">1-&gt;-1</text:span></text:p>
      <text:p text:style-name="normal"><text:span text:style-name="T3">2-&gt;-1</text:span></text:p>
      <text:p text:style-name="normal"><text:span text:style-name="T3">3-&gt;-1</text:span></text:p>
      <text:p text:style-name="normal"><text:span text:style-name="T3">4-&gt;-1</text:span></text:p>
      <text:p text:style-name="normal"><text:span text:style-name="T3">5-&gt;-1</text:span></text:p>
      <text:p text:style-name="normal"><text:span text:style-name="T3">6-&gt;-1</text:span></text:p>
      <text:p text:style-name="normal"><text:span text:style-name="T3">7-&gt;-1</text:span></text:p>
      <text:p text:style-name="normal"><text:span text:style-name="T3">8-&gt;-1</text:span></text:p>
      <text:p text:style-name="normal"><text:span text:style-name="T3">9-&gt;-1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2</text:span></text:p>
      <text:p text:style-name="P6"/>
      <text:p text:style-name="normal"><text:span text:style-name="T3">Enter the key to be deleted <text:s/>:10</text:span></text:p>
      <text:p text:style-name="P6"/>
      <text:p text:style-name="normal"><text:span text:style-name="T3">Succesful Deletion</text:span></text:p>
      <text:p text:style-name="normal"><text:span text:style-name="T3">Enter the choice </text:span></text:p>
      <text:p text:style-name="normal"><text:soft-page-break/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3</text:span></text:p>
      <text:p text:style-name="normal"><text:span text:style-name="T3">HASH TABLE : </text:span></text:p>
      <text:p text:style-name="P6"/>
      <text:p text:style-name="normal"><text:span text:style-name="T3">0-&gt;-1</text:span></text:p>
      <text:p text:style-name="normal"><text:span text:style-name="T3">1-&gt;-1</text:span></text:p>
      <text:p text:style-name="normal"><text:span text:style-name="T3">2-&gt;-1</text:span></text:p>
      <text:p text:style-name="normal"><text:span text:style-name="T3">3-&gt;-1</text:span></text:p>
      <text:p text:style-name="normal"><text:span text:style-name="T3">4-&gt;-1</text:span></text:p>
      <text:p text:style-name="normal"><text:span text:style-name="T3">5-&gt;-1</text:span></text:p>
      <text:p text:style-name="normal"><text:span text:style-name="T3">6-&gt;-1</text:span></text:p>
      <text:p text:style-name="normal"><text:span text:style-name="T3">7-&gt;-1</text:span></text:p>
      <text:p text:style-name="normal"><text:span text:style-name="T3">8-&gt;-1</text:span></text:p>
      <text:p text:style-name="normal"><text:span text:style-name="T3">9-&gt;-1</text:span></text:p>
      <text:p text:style-name="normal"><text:span text:style-name="T3">Enter the choice </text:span></text:p>
      <text:p text:style-name="normal"><text:span text:style-name="T3">1 : insert </text:span></text:p>
      <text:p text:style-name="normal"><text:span text:style-name="T3">2 : delete</text:span></text:p>
      <text:p text:style-name="normal"><text:span text:style-name="T3">3 : display</text:span></text:p>
      <text:p text:style-name="normal"><text:span text:style-name="T3">4 : exit</text:span></text:p>
      <text:p text:style-name="normal"><text:span text:style-name="T3">4</text:span></text:p>
      <text:p text:style-name="normal"/>
      <text:p text:style-name="normal"/>
      <text:p text:style-name="normal"><text:span text:style-name="T5">OUTPUT 3 :</text:span></text:p>
      <text:p text:style-name="P5"/>
      <text:p text:style-name="P7"><text:span text:style-name="T6">hash table</text:span></text:p>
      <text:p text:style-name="P9"/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2</text:span></text:p>
      <text:p text:style-name="P9"/>
      <text:p text:style-name="P8"><text:span text:style-name="T6">Enter the key to be inerted <text:s/>:1</text:span></text:p>
      <text:p text:style-name="P9"/>
      <text:p text:style-name="P8"><text:span text:style-name="T6">Unsuccessful Deletion: Key Not Found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3</text:span></text:p>
      <text:p text:style-name="P8"><text:span text:style-name="T6">HASH TABLE :</text:span></text:p>
      <text:p text:style-name="P9"/>
      <text:p text:style-name="P8"><text:span text:style-name="T6">0-&gt;-1</text:span></text:p>
      <text:p text:style-name="P8"><text:span text:style-name="T6">1-&gt;-1</text:span></text:p>
      <text:p text:style-name="P8"><text:span text:style-name="T6">2-&gt;-1</text:span></text:p>
      <text:p text:style-name="P8"><text:span text:style-name="T6">3-&gt;-1</text:span></text:p>
      <text:p text:style-name="P8"><text:span text:style-name="T6">4-&gt;-1</text:span></text:p>
      <text:p text:style-name="P8"><text:span text:style-name="T6">5-&gt;-1</text:span></text:p>
      <text:p text:style-name="P8"><text:span text:style-name="T6">6-&gt;-1</text:span></text:p>
      <text:p text:style-name="P8"><text:span text:style-name="T6">7-&gt;-1</text:span></text:p>
      <text:p text:style-name="P8"><text:soft-page-break/><text:span text:style-name="T6">8-&gt;-1</text:span></text:p>
      <text:p text:style-name="P8"><text:span text:style-name="T6">9-&gt;-1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1</text:span></text:p>
      <text:p text:style-name="P9"/>
      <text:p text:style-name="P8"><text:span text:style-name="T6">Enter the key to be inerted <text:s/>:34</text:span></text:p>
      <text:p text:style-name="P9"/>
      <text:p text:style-name="P8"><text:span text:style-name="T6">Succesful Insertion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1</text:span></text:p>
      <text:p text:style-name="P9"/>
      <text:p text:style-name="P8"><text:span text:style-name="T6">Enter the key to be inerted <text:s/>:55</text:span></text:p>
      <text:p text:style-name="P9"/>
      <text:p text:style-name="P8"><text:span text:style-name="T6">Succesful Insertion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1</text:span></text:p>
      <text:p text:style-name="P9"/>
      <text:p text:style-name="P8"><text:span text:style-name="T6">Enter the key to be inerted <text:s/>:46</text:span></text:p>
      <text:p text:style-name="P9"/>
      <text:p text:style-name="P8"><text:span text:style-name="T6">Succesful Insertion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1</text:span></text:p>
      <text:p text:style-name="P9"/>
      <text:p text:style-name="P8"><text:span text:style-name="T6">Enter the key to be inerted <text:s/>:56</text:span></text:p>
      <text:p text:style-name="P9"/>
      <text:p text:style-name="P8"><text:span text:style-name="T6">Succesful Insertion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1</text:span></text:p>
      <text:p text:style-name="P9"/>
      <text:p text:style-name="P8"><text:span text:style-name="T6">Enter the key to be inerted <text:s/>:89</text:span></text:p>
      <text:p text:style-name="P9"/>
      <text:p text:style-name="P8"><text:span text:style-name="T6">Succesful Insertion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1</text:span></text:p>
      <text:p text:style-name="P9"><text:soft-page-break/></text:p>
      <text:p text:style-name="P8"><text:span text:style-name="T6">Enter the key to be inerted <text:s/>:</text:span></text:p>
      <text:p text:style-name="P8"><text:span text:style-name="T6">1</text:span></text:p>
      <text:p text:style-name="P9"/>
      <text:p text:style-name="P8"><text:span text:style-name="T6">Succesful Insertion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1</text:span></text:p>
      <text:p text:style-name="P9"/>
      <text:p text:style-name="P8"><text:span text:style-name="T6">Enter the key to be inerted <text:s/>:45</text:span></text:p>
      <text:p text:style-name="P9"/>
      <text:p text:style-name="P8"><text:span text:style-name="T6">Succesful Insertion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3</text:span></text:p>
      <text:p text:style-name="P8"><text:span text:style-name="T6">HASH TABLE :</text:span></text:p>
      <text:p text:style-name="P9"/>
      <text:p text:style-name="P8"><text:span text:style-name="T6">0-&gt;-1</text:span></text:p>
      <text:p text:style-name="P8"><text:span text:style-name="T6">1-&gt;1</text:span></text:p>
      <text:p text:style-name="P8"><text:span text:style-name="T6">2-&gt;-1</text:span></text:p>
      <text:p text:style-name="P8"><text:span text:style-name="T6">3-&gt;-1</text:span></text:p>
      <text:p text:style-name="P8"><text:span text:style-name="T6">4-&gt;34</text:span></text:p>
      <text:p text:style-name="P8"><text:span text:style-name="T6">5-&gt;55</text:span></text:p>
      <text:p text:style-name="P8"><text:span text:style-name="T6">6-&gt;46</text:span></text:p>
      <text:p text:style-name="P8"><text:span text:style-name="T6">7-&gt;56</text:span></text:p>
      <text:p text:style-name="P8"><text:span text:style-name="T6">8-&gt;45</text:span></text:p>
      <text:p text:style-name="P8"><text:span text:style-name="T6">9-&gt;89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2</text:span></text:p>
      <text:p text:style-name="P9"/>
      <text:p text:style-name="P8"><text:span text:style-name="T6">Enter the key to be inerted <text:s/>:2</text:span></text:p>
      <text:p text:style-name="P9"/>
      <text:p text:style-name="P8"><text:span text:style-name="T6">Unsuccessful Deletion: Key Not Found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2</text:span></text:p>
      <text:p text:style-name="P9"/>
      <text:p text:style-name="P8"><text:span text:style-name="T6">Enter the key to be inerted <text:s/>:45</text:span></text:p>
      <text:p text:style-name="P9"/>
      <text:p text:style-name="P8"><text:span text:style-name="T6">Succesful Deletion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oft-page-break/><text:span text:style-name="T6">3</text:span></text:p>
      <text:p text:style-name="P8"><text:span text:style-name="T6">HASH TABLE :</text:span></text:p>
      <text:p text:style-name="P9"/>
      <text:p text:style-name="P8"><text:span text:style-name="T6">0-&gt;-1</text:span></text:p>
      <text:p text:style-name="P8"><text:span text:style-name="T6">1-&gt;1</text:span></text:p>
      <text:p text:style-name="P8"><text:span text:style-name="T6">2-&gt;-1</text:span></text:p>
      <text:p text:style-name="P8"><text:span text:style-name="T6">3-&gt;-1</text:span></text:p>
      <text:p text:style-name="P8"><text:span text:style-name="T6">4-&gt;34</text:span></text:p>
      <text:p text:style-name="P8"><text:span text:style-name="T6">5-&gt;55</text:span></text:p>
      <text:p text:style-name="P8"><text:span text:style-name="T6">6-&gt;46</text:span></text:p>
      <text:p text:style-name="P8"><text:span text:style-name="T6">7-&gt;56</text:span></text:p>
      <text:p text:style-name="P8"><text:span text:style-name="T6">8-&gt;-1</text:span></text:p>
      <text:p text:style-name="P8"><text:span text:style-name="T6">9-&gt;89</text:span></text:p>
      <text:p text:style-name="P8"><text:span text:style-name="T6">Enter the choice</text:span></text:p>
      <text:p text:style-name="P8"><text:span text:style-name="T6">1 : insert</text:span></text:p>
      <text:p text:style-name="P8"><text:span text:style-name="T6">2 : delete</text:span></text:p>
      <text:p text:style-name="P8"><text:span text:style-name="T6">3 : display</text:span></text:p>
      <text:p text:style-name="P8"><text:span text:style-name="T6">4 : exit</text:span></text:p>
      <text:p text:style-name="P8"><text:span text:style-name="T6">4</text:span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16:24:24.444256507</dc:date>
    <meta:editing-duration>PT49S</meta:editing-duration>
    <meta:editing-cycles>1</meta:editing-cycles>
    <meta:document-statistic meta:table-count="0" meta:image-count="0" meta:object-count="0" meta:page-count="13" meta:paragraph-count="547" meta:word-count="1385" meta:character-count="7163" meta:non-whitespace-character-count="5562"/>
    <meta:generator>LibreOffice/6.4.6.2$Linux_X86_64 LibreOffice_project/40$Build-2</meta:generator>
  </office:meta>
</office:document-meta>
</file>